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4142" officeooo:paragraph-rsid="0015414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54142" officeooo:paragraph-rsid="00154142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рабока XML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11:53:26.709236049</meta:creation-date>
    <meta:generator>LibreOffice/6.3.5.2$Linux_X86_64 LibreOffice_project/30$Build-2</meta:generator>
    <dc:date>2020-04-10T11:57:13.250760441</dc:date>
    <meta:editing-duration>PT3M47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